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e1239" officeooo:paragraph-rsid="001e1239"/>
    </style:style>
    <style:style style:name="P2" style:family="paragraph" style:parent-style-name="Text_20_body" style:list-style-name="L1"/>
    <style:style style:name="P3" style:family="paragraph" style:parent-style-name="Text_20_body" style:list-style-name="L1">
      <style:text-properties officeooo:rsid="001fa771" officeooo:paragraph-rsid="001fa771"/>
    </style:style>
    <style:style style:name="P4" style:family="paragraph" style:parent-style-name="Text_20_body" style:list-style-name="L1">
      <style:text-properties officeooo:rsid="0021181f" officeooo:paragraph-rsid="0021181f"/>
    </style:style>
    <style:style style:name="P5" style:family="paragraph" style:parent-style-name="Text_20_body" style:list-style-name="L1">
      <style:text-properties officeooo:rsid="00220cdb" officeooo:paragraph-rsid="00220cdb"/>
    </style:style>
    <style:style style:name="P6" style:family="paragraph" style:parent-style-name="Heading_20_2">
      <style:paragraph-properties fo:break-before="page"/>
    </style:style>
    <style:style style:name="P7" style:family="paragraph" style:parent-style-name="Footer">
      <style:paragraph-properties fo:text-align="center" style:justify-single-word="false"/>
    </style:style>
    <style:style style:name="P8" style:family="paragraph" style:parent-style-name="Footer">
      <style:paragraph-properties fo:text-align="center" style:justify-single-word="false"/>
      <style:text-properties officeooo:rsid="001e1239" officeooo:paragraph-rsid="001e1239"/>
    </style:style>
    <style:style style:name="T1" style:family="text">
      <style:text-properties officeooo:rsid="001e1239"/>
    </style:style>
    <style:style style:name="T2" style:family="text">
      <style:text-properties officeooo:rsid="001fa771"/>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Brief notes </text:p>
      <text:p text:style-name="Subtitle">for project ‘<text:span text:style-name="T1">Pirate’s revenge</text:span>’</text:p>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P7">B0B39KAJ</text:p>
      <text:p text:style-name="P8">Miasnikova Ekaterina</text:p>
      <text:p text:style-name="P7"><text:span text:style-name="T1">miasneka</text:span>@<text:span text:style-name="T1">fel.cvut.cz</text:span></text:p>
      <text:h text:style-name="P6" text:outline-level="2"><text:span text:style-name="T2">Brief</text:span> description</text:h>
      <text:p text:style-name="P1">Project ‘Pirate’s Revenge’ is an arcade game for 2 players inspired by the game Dead Drop. The game does not have online multiplayer, i.e. two players can ply together only if they are sitting near the same computer. <text:span text:style-name="T2">The aim of the one player is to get lost in the crowd oof bots and complete the mission, the aim of another – find and kill the first one.</text:span></text:p>
      <text:p text:style-name="P1"/>
      <text:h text:style-name="Heading_20_2" text:outline-level="2">Technical details</text:h>
      <text:list xml:id="list4077694791" text:style-name="L1">
        <text:list-item>
          <text:p text:style-name="P2"><text:span text:style-name="T2">Game is <text:s/>written in JS and drawn on HTML5 canvas. There are 6 permanent canvases (for background, ground, obstacles etc) and 2 dynamic canvases (appear only if the are needed – loading screen and player’s superpower)</text:span></text:p>
        </text:list-item>
        <text:list-item>
          <text:p text:style-name="P3">All levels are random and use procedural generation for their creation.</text:p>
        </text:list-item>
        <text:list-item>
          <text:p text:style-name="P3">Game parameters such as count of obstacles or count of bots depend on the game field width, which at once depends on your browser window width. That means that the bigger screen you have – the bigger game field will be. Minimal width <text:s/>for this game is 1280px, otherwise there will be alert and game will not start.</text:p>
        </text:list-item>
        <text:list-item>
          <text:p text:style-name="P5">Bots move patterns are difined in JSON format in special file</text:p>
        </text:list-item>
        <text:list-item>
          <text:p text:style-name="P3">Game is a bit demanding on computer resources, so it’s better not to have 15 tabs opened at the same time that you are playing the game.</text:p>
        </text:list-item>
        <text:list-item>
          <text:p text:style-name="P4">If you are playing on the notebook, use the external mouse instead of touchpad – most OS block touchpad for a moment if users prints something, so the game process can be broken</text:p>
        </text:list-item>
      </text:list>
      <text:h text:style-name="Heading_20_2" text:outline-level="2">Implement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0:08:58.684963762</meta:creation-date>
    <dc:date>2018-06-10T11:03:00.238630827</dc:date>
    <meta:editing-duration>PT9M21S</meta:editing-duration>
    <meta:editing-cycles>1</meta:editing-cycles>
    <meta:document-statistic meta:table-count="0" meta:image-count="0" meta:object-count="0" meta:page-count="2" meta:paragraph-count="15" meta:word-count="261" meta:character-count="1474" meta:non-whitespace-character-count="1227"/>
    <meta:generator>LibreOffice/6.0.4.2$Linux_X86_64 LibreOffice_project/00m0$Build-2</meta:generator>
  </office:meta>
</office:document-meta>
</file>